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5"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8"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3"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style:text-underline-style="solid" style:text-underline-width="auto" style:text-underline-color="font-color" officeooo:rsid="005684ba" officeooo:paragraph-rsid="00687712" style:font-size-asian="20pt" style:font-size-complex="20pt"/>
    </style:style>
    <style:style style:name="P1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5"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1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75a3ca" style:font-size-asian="16pt" style:font-size-complex="16pt"/>
    </style:style>
    <style:style style:name="P18"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75a3ca" style:font-size-asian="11pt" style:font-size-complex="11pt"/>
    </style:style>
    <style:style style:name="P1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20"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a3d9e" style:font-size-asian="18pt" style:font-size-complex="18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ba9ec" style:font-size-asian="18pt" style:font-size-complex="18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ba9ec" officeooo:paragraph-rsid="001ba9ec" style:font-size-asian="18pt" style:font-size-complex="18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2a78dc" officeooo:paragraph-rsid="002a78dc" style:font-size-asian="18pt" style:font-size-complex="18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18pt" officeooo:rsid="0025942d" officeooo:paragraph-rsid="0025942d" style:font-size-asian="18pt" style:font-size-complex="18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3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3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3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8000" loext:opacity="100%" style:font-name="Source Serif Pro Semibold" fo:font-size="20pt" officeooo:rsid="005684ba" officeooo:paragraph-rsid="00687712" style:font-size-asian="20pt" style:font-size-complex="20pt"/>
    </style:style>
    <style:style style:name="P33"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34"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12pt" officeooo:rsid="00421ac2" officeooo:paragraph-rsid="00429748" style:font-size-asian="10.5pt" style:font-size-complex="12pt"/>
    </style:style>
    <style:style style:name="P35"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36pt" officeooo:rsid="00421ac2" officeooo:paragraph-rsid="00429748" style:font-size-asian="31.5pt" style:font-size-complex="36pt"/>
    </style:style>
    <style:style style:name="P36" style:family="paragraph" style:parent-style-name="Standard">
      <style:paragraph-properties fo:margin-left="0.3cm" fo:margin-right="0.3cm" fo:text-align="center" style:justify-single-word="false" fo:text-indent="0cm" style:auto-text-indent="false"/>
      <style:text-properties fo:color="#b08f6e" loext:opacity="100%" style:font-name="Abduction" fo:font-size="18pt" officeooo:rsid="00421ac2" officeooo:paragraph-rsid="00429748" style:font-size-asian="18pt" style:font-size-complex="18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2a78dc" style:font-size-asian="18pt" style:font-size-complex="18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style:font-name="Source Serif Pro Semibold" officeooo:rsid="0076d6f4"/>
    </style:style>
    <style:style style:name="T7" style:family="text">
      <style:text-properties style:font-name="Source Serif Pro Semibold" officeooo:rsid="007cde78"/>
    </style:style>
    <style:style style:name="T8" style:family="text">
      <style:text-properties fo:color="#ff8000" loext:opacity="100%" fo:font-size="20pt" style:font-size-asian="20pt" style:font-size-complex="20pt"/>
    </style:style>
    <style:style style:name="T9" style:family="text">
      <style:text-properties fo:color="#ff8000" loext:opacity="100%" fo:font-size="20pt" officeooo:rsid="006e807f" style:font-size-asian="20pt" style:font-size-complex="20pt"/>
    </style:style>
    <style:style style:name="T10" style:family="text">
      <style:text-properties fo:color="#ff8000" loext:opacity="100%" fo:font-size="20pt" officeooo:rsid="0075a3ca" style:font-size-asian="20pt" style:font-size-complex="20pt"/>
    </style:style>
    <style:style style:name="T11" style:family="text">
      <style:text-properties officeooo:rsid="005ae2cd"/>
    </style:style>
    <style:style style:name="T12" style:family="text">
      <style:text-properties officeooo:rsid="005fed85"/>
    </style:style>
    <style:style style:name="T13" style:family="text">
      <style:text-properties officeooo:rsid="00623bbf"/>
    </style:style>
    <style:style style:name="T14" style:family="text">
      <style:text-properties fo:font-size="20pt" style:font-size-asian="20pt" style:font-size-complex="20pt"/>
    </style:style>
    <style:style style:name="T15" style:family="text">
      <style:text-properties fo:font-size="20pt" officeooo:rsid="00687712" style:font-size-asian="20pt" style:font-size-complex="20pt"/>
    </style:style>
    <style:style style:name="T16" style:family="text">
      <style:text-properties fo:font-size="20pt" officeooo:rsid="006e807f" style:font-size-asian="20pt" style:font-size-complex="20pt"/>
    </style:style>
    <style:style style:name="T17" style:family="text">
      <style:text-properties fo:font-size="20pt" officeooo:rsid="0075a3ca" style:font-size-asian="20pt" style:font-size-complex="20pt"/>
    </style:style>
    <style:style style:name="T18" style:family="text">
      <style:text-properties fo:color="#b08f6e" loext:opacity="100%" style:font-name="Source Serif Pro Bold"/>
    </style:style>
    <style:style style:name="T19" style:family="text">
      <style:text-properties fo:color="#b08f6e" loext:opacity="100%" style:font-name="Source Serif Pro Bold" style:text-underline-style="none" fo:font-weight="normal" style:font-weight-asian="normal" style:font-weight-complex="normal"/>
    </style:style>
    <style:style style:name="T20" style:family="text">
      <style:text-properties fo:color="#b08f6e" loext:opacity="100%" style:font-name="Source Serif Pro Bold" style:text-underline-style="none" fo:font-weight="normal" officeooo:rsid="005ae2cd" style:font-weight-asian="normal" style:font-weight-complex="normal"/>
    </style:style>
    <style:style style:name="T21" style:family="text">
      <style:text-properties fo:color="#b08f6e" loext:opacity="100%" style:font-name="Source Serif Pro Bold" officeooo:rsid="005bb7c5"/>
    </style:style>
    <style:style style:name="T22" style:family="text">
      <style:text-properties fo:color="#b08f6e" loext:opacity="100%" fo:font-size="20pt" style:font-size-asian="20pt" style:font-size-complex="20pt"/>
    </style:style>
    <style:style style:name="T23" style:family="text">
      <style:text-properties fo:color="#b08f6e" loext:opacity="100%" fo:font-size="20pt" officeooo:rsid="0075a3ca" style:font-size-asian="20pt" style:font-size-complex="20pt"/>
    </style:style>
    <style:style style:name="T24" style:family="text">
      <style:text-properties fo:color="#b08f6e" loext:opacity="100%" fo:font-size="20pt" officeooo:rsid="006e807f" style:font-size-asian="20pt" style:font-size-complex="20pt"/>
    </style:style>
    <style:style style:name="T25" style:family="text">
      <style:text-properties fo:color="#b08f6e" loext:opacity="100%" style:font-name="ZX Spectrum" fo:font-size="13pt" style:font-size-asian="13pt" style:font-size-complex="13pt"/>
    </style:style>
    <style:style style:name="T26"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b08f6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man_bk.jpg" xlink:type="simple" xlink:show="embed" xlink:actuate="onLoad" draw:mime-type="image/jpeg"/></draw:frame></text:p>
      <text:p text:style-name="P1"/>
      <text:p text:style-name="P33"/>
      <text:p text:style-name="P35"/>
      <text:p text:style-name="P34"/>
      <text:p text:style-name="P34"/>
      <text:p text:style-name="P34"/>
      <text:p text:style-name="P34"/>
      <text:p text:style-name="P34"/>
      <text:p text:style-name="P36"><text:span text:style-name="T2">Amstrad CPC </text:span><text:span text:style-name="T7">version </text:span><text:span text:style-name="T2">- </text:span><text:span text:style-name="T4">© </text:span><text:span text:style-name="T7">PlayOnRetro </text:span><text:span text:style-name="T5">20</text:span><text:span text:style-name="T2">22</text:span></text:p>
      <text:p text:style-name="P9"/>
      <text:p text:style-name="P8"/>
      <text:p text:style-name="P20"><draw:frame draw:style-name="fr6"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5"/>
      <text:p text:style-name="P5"/>
      <text:p text:style-name="P21"><draw:frame draw:style-name="fr4"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21">Martian base. Once deposited, you must return to the control centre and activate the detonator.</text:p>
      <text:p text:style-name="P6"/>
      <text:p text:style-name="P6"/>
      <text:p text:style-name="P22"><draw:frame draw:style-name="fr4"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2"/>
      <text:p text:style-name="P2"/>
      <text:p text:style-name="P23"><draw:frame draw:style-name="fr4"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10"/>
      <text:p text:style-name="P7"/>
      <text:p text:style-name="P7"><text:soft-page-break/></text:p>
      <text:p text:style-name="P10"/>
      <text:p text:style-name="P10"/>
      <text:p text:style-name="P23"><draw:frame draw:style-name="fr4"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7"/>
      <text:p text:style-name="P4"/>
      <text:p text:style-name="P4"><draw:frame draw:style-name="fr5" draw:name="Imagen13" text:anchor-type="char" svg:x="0cm" svg:y="0cm" svg:width="20.999cm" svg:height="29.7cm" draw:z-index="1"><draw:image xlink:href="../man_bk2.jpg" xlink:type="simple" xlink:show="embed" xlink:actuate="onLoad" draw:mime-type="image/jpeg"/></draw:frame></text:p>
      <text:p text:style-name="P26"/>
      <text:p text:style-name="P37">ENEMI<text:span text:style-name="T11">E</text:span>S:</text:p>
      <text:p text:style-name="P11"/>
      <text:p text:style-name="P11"/>
      <text:p text:style-name="P27"><draw:frame draw:style-name="fr4" draw:name="Imagen7" text:anchor-type="paragraph" svg:x="0.658cm" svg:y="0.159cm" svg:width="1.919cm" svg:height="1.919cm" draw:z-index="9"><draw:image xlink:href="../infectado.png" xlink:type="simple" xlink:show="embed" xlink:actuate="onLoad" draw:mime-type="image/png"/></draw:frame><text:span text:style-name="T19">INFECT</text:span><text:span text:style-name="T20">E</text:span><text:span text:style-name="T19">D:</text:span> <text:span text:style-name="T1">Previous companions who attempted the mission and failed. The bite of the arachnoviruses keeps them in an undead state. They move in a linear fashion and can be very fast. Take them out before they infect you.</text:span></text:p>
      <text:p text:style-name="P25"/>
      <text:p text:style-name="P25"/>
      <text:p text:style-name="P27"><draw:frame draw:style-name="fr4" draw:name="Imagen8" text:anchor-type="paragraph" svg:x="0.658cm" svg:y="0.159cm" svg:width="1.946cm" svg:height="1.946cm" draw:z-index="10"><draw:image xlink:href="../aracnovirus.png" xlink:type="simple" xlink:show="embed" xlink:actuate="onLoad" draw:mime-type="image/png"/></draw:frame><text:span text:style-name="T18">ARAC</text:span><text:span text:style-name="T21">H</text:span><text:span text:style-name="T18">NOVIRUS:</text:span> <text:span text:style-name="T1">Erratic and fast moving. They usually move through the air. They are the most numerous aliens that have colonised the base.</text:span></text:p>
      <text:p text:style-name="P25"/>
      <text:p text:style-name="P25"/>
      <text:p text:style-name="P27"><draw:frame draw:style-name="fr4" draw:name="Imagen9" text:anchor-type="paragraph" svg:x="0.631cm" svg:y="0.159cm" svg:width="1.946cm" svg:height="1.946cm" draw:z-index="11"><draw:image xlink:href="../pelusoide.png" xlink:type="simple" xlink:show="embed" xlink:actuate="onLoad" draw:mime-type="image/png"/></draw:frame><text:span text:style-name="T18">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3"/>
      <text:p text:style-name="P3"/>
      <text:p text:style-name="P3"/>
      <text:p text:style-name="P31"><draw:frame draw:style-name="fr3" draw:name="Imagen14" text:anchor-type="char" svg:x="0cm" svg:y="0cm" svg:width="20.999cm" svg:height="29.7cm" draw:z-index="2"><draw:image xlink:href="../man_bk2.jpg" xlink:type="simple" xlink:show="embed" xlink:actuate="onLoad" draw:mime-type="image/jpeg"/></draw:frame></text:p>
      <text:p text:style-name="P31"/>
      <text:p text:style-name="P31"/>
      <text:p text:style-name="P31"><text:soft-page-break/></text:p>
      <text:p text:style-name="P38"><text:span text:style-name="T12">GAME </text:span>CONTROL:</text:p>
      <text:p text:style-name="P28"/>
      <text:p text:style-name="P12"><draw:frame draw:style-name="fr3" draw:name="Imagen12" text:anchor-type="char" svg:x="0cm" svg:y="0cm" svg:width="20.999cm" svg:height="29.7cm" draw:z-index="3"><draw:image xlink:href="../man_bk2.jpg" xlink:type="simple" xlink:show="embed" xlink:actuate="onLoad" draw:mime-type="image/jpeg"/></draw:frame><text:tab/><text:span text:style-name="T26">1: Keyboard.<text:tab/><text:tab/>2: Joystick.</text:span></text:p>
      <text:p text:style-name="P24"/>
      <text:p text:style-name="P24"><text:tab/>Q:<text:tab/><text:tab/>Jump.</text:p>
      <text:p text:style-name="P24"><text:tab/>A:<text:tab/><text:tab/>Action. (Deposit explosives, press detonator)</text:p>
      <text:p text:style-name="P24"><text:tab/>O:<text:tab/><text:tab/>Left.</text:p>
      <text:p text:style-name="P24"><text:tab/>P:<text:tab/><text:tab/>Right.</text:p>
      <text:p text:style-name="P24"><text:tab/>SP<text:span text:style-name="T13">A</text:span>C<text:span text:style-name="T13">E</text:span>:<text:tab/>Shoot.</text:p>
      <text:p text:style-name="P24"/>
      <text:p text:style-name="P24"><text:tab/>M:<text:tab/><text:tab/>Music Yes/No.</text:p>
      <text:p text:style-name="P24"><text:tab/>Enter:<text:tab/>Pause.</text:p>
      <text:p text:style-name="P24"><text:tab/>ESC:<text:tab/>Cancel game.</text:p>
      <text:p text:style-name="P30"/>
      <text:p text:style-name="P29"><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
      <text:p text:style-name="P32"/>
      <text:p text:style-name="P14"><text:span text:style-name="T8"><text:s/></text:span><text:span text:style-name="T22">salvaKantero:</text:span><text:span text:style-name="T14"> Program, gr</text:span><text:span text:style-name="T15">aphics</text:span><text:span text:style-name="T14">, </text:span><text:span text:style-name="T15">sound effects</text:span><text:span text:style-name="T14">.</text:span></text:p>
      <text:p text:style-name="P15"><text:span text:style-name="T8"><text:s text:c="27"/></text:span><text:span text:style-name="T25">tacha</text:span><text:span text:style-name="T22">:</text:span><text:span text:style-name="T14"> M</text:span><text:span text:style-name="T15">usic</text:span><text:span text:style-name="T14">.</text:span></text:p>
      <text:p text:style-name="P17"><text:span text:style-name="T9"><text:s text:c="17"/></text:span><text:span text:style-name="T23">masterklown</text:span><text:span text:style-name="T22">:</text:span><text:span text:style-name="T14"> </text:span><text:span text:style-name="T17">Cover illustration</text:span><text:span text:style-name="T14">.</text:span></text:p>
      <text:p text:style-name="P16"><text:span text:style-name="T10"><text:s text:c="20"/></text:span><text:span text:style-name="T23">b</text:span><text:span text:style-name="T24">lackmores</text:span><text:span text:style-name="T22">:</text:span><text:span text:style-name="T14"> </text:span><text:span text:style-name="T16">Betatesting</text:span><text:span text:style-name="T14">.</text:span></text:p>
      <text:p text:style-name="P13"/>
      <text:p text:style-name="P19"/>
      <text:p text:style-name="P18">A very special thanks to the "Mojon Twins" </text:p>
      <text:p text:style-name="P18">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6-06T20:50:25.921000000</dc:date>
    <meta:editing-duration>PT4H47M30S</meta:editing-duration>
    <meta:editing-cycles>80</meta:editing-cycles>
    <meta:generator>LibreOffice/7.3.2.2$Windows_X86_64 LibreOffice_project/49f2b1bff42cfccbd8f788c8dc32c1c309559be0</meta:generator>
    <meta:document-statistic meta:table-count="0" meta:image-count="14" meta:object-count="0" meta:page-count="3" meta:paragraph-count="27" meta:word-count="346" meta:character-count="2145" meta:non-whitespace-character-count="1744"/>
  </office:meta>
</office:document-meta>
</file>